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47]</text:p>
      <text:p text:style-name="P1"/>
      <text:p text:style-name="P5"/>
      <text:p text:style-name="P7">[248]</text:p>
      <text:p text:style-name="P6"/>
      <text:p text:style-name="P6"/>
      <text:p text:style-name="P6">[261]</text:p>
      <text:p text:style-name="P6"/>
      <text:p text:style-name="P6">Material necesario:</text:p>
      <text:list xml:id="list6034813886556355729" text:style-name="L2">
        <text:list-item>
          <text:p text:style-name="P8">[250]</text:p>
        </text:list-item>
      </text:list>
      <text:p text:style-name="P6"/>
      <text:p text:style-name="P6">Procedimiento:</text:p>
      <text:list xml:id="list9065701262356928779" text:style-name="L3">
        <text:list-item>
          <text:p text:style-name="P9">[259]</text:p>
        </text:list-item>
      </text:list>
      <text:p text:style-name="P6"/>
      <text:p text:style-name="P10">[262]</text:p>
      <text:p text:style-name="P6"/>
      <text:p text:style-name="P6">Responde: [255]</text:p>
      <text:p text:style-name="P6"/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25S</meta:editing-duration>
    <meta:editing-cycles>9</meta:editing-cycles>
    <meta:generator>OpenOffice/4.1.6$Win32 OpenOffice.org_project/416m1$Build-9790</meta:generator>
    <dc:date>2019-02-11T23:53:18.92</dc:date>
    <meta:document-statistic meta:table-count="0" meta:image-count="0" meta:object-count="0" meta:page-count="1" meta:paragraph-count="9" meta:word-count="13" meta:character-count="80"/>
    <meta:user-defined meta:name="Info 1"/>
    <meta:user-defined meta:name="Info 2"/>
    <meta:user-defined meta:name="Info 3"/>
    <meta:user-defined meta:name="Info 4"/>
  </office:meta>
</office:document-meta>
</file>